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2.35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68.84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39.6mm"/>
    </style:style>
    <style:style style:name="co8" style:family="table-column">
      <style:table-column-properties fo:break-before="auto" style:column-width="29.95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54.2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11.57mm" fo:break-before="auto" style:use-optimal-row-height="true"/>
    </style:style>
    <style:style style:name="ro9" style:family="table-row">
      <style:table-row-properties style:row-height="6mm" fo:break-before="auto" style:use-optimal-row-height="true"/>
    </style:style>
    <style:style style:name="ro10" style:family="table-row">
      <style:table-row-properties style:row-height="10.53mm" fo:break-before="auto" style:use-optimal-row-height="true"/>
    </style:style>
    <style:style style:name="ro11" style:family="table-row">
      <style:table-row-properties style:row-height="17.22mm" fo:break-before="auto" style:use-optimal-row-height="true"/>
    </style:style>
    <style:style style:name="ro12" style:family="table-row">
      <style:table-row-properties style:row-height="20.57mm" fo:break-before="auto" style:use-optimal-row-height="true"/>
    </style:style>
    <style:style style:name="ro13" style:family="table-row">
      <style:table-row-properties style:row-height="13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1.25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25pt solid #ffffff" fo:background-color="#000000" style:cell-protect="protected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000000" fo:border-right="1.25pt solid #ffffff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1.25pt solid #ffffff" style:cell-protect="none" style:print-content="true" style:text-align-source="fix" style:repeat-content="false" fo:wrap-option="wrap" fo:border-left="1.25pt solid #ffffff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ffffff" fo:border-right="1.25pt solid #000000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fo:font-size="14pt" fo:language="pt" fo:country="BR" style:font-name-asian="Mangal" style:font-size-asian="14pt" style:language-asian="hi" style:country-asian="IN" style:font-name-complex="Tahoma1" style:font-size-complex="14pt" style:language-complex="none" style:country-complex="none"/>
    </style:style>
    <style:style style:name="ce22" style:family="table-cell" style:parent-style-name="Default">
      <style:table-cell-properties fo:border-bottom="1.76pt solid #ffffff" fo:background-color="#000000" style:cell-protect="protected" style:print-content="true" style:text-align-source="fix" style:repeat-content="false" fo:wrap-option="wrap" fo:border-left="1.76pt solid #000000" fo:border-right="1.76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1.76pt solid #ffffff" fo:background-color="#666633" style:cell-protect="none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fo:font-size="8pt" fo:language="pt" fo:country="BR" style:font-name-asian="Mangal" style:font-size-asian="8pt" style:language-asian="hi" style:country-asian="IN" style:font-name-complex="Tahoma1" style:font-size-complex="8pt" style:language-complex="none" style:country-complex="none"/>
    </style:style>
    <style:style style:name="ce50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fo:font-size="8pt" fo:language="none" fo:country="none" style:font-name-asian="Tahoma" style:font-size-asian="8pt" style:language-asian="none" style:country-asian="none" style:font-name-complex="Tahoma1" style:font-size-complex="8pt" style:language-complex="none" style:country-complex="none"/>
    </style:style>
    <style:style style:name="ce26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ffffff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76pt solid #000000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wrap" fo:border-left="1.76pt solid #ffffff" style:direction="ltr" fo:padding="0.71mm" fo:border-right="1.76pt solid #000000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svg:stroke-width="1mm" svg:stroke-color="#000000" draw:marker-start="Arrowhead_20_1" draw:marker-start-width="3.5mm" draw:marker-start-center="false" draw:marker-end-width="3.5mm" draw:fill="solid" draw:fill-color="#ffffc0" draw:auto-grow-height="true" draw:auto-grow-width="false" fo:min-height="14.2mm" fo:padding-top="1.5mm" fo:padding-bottom="1.5mm" fo:padding-left="1.5mm" fo:padding-right="1.5mm" draw:shadow="hidden" draw:shadow-offset-x="1mm" draw:shadow-offset-y="1mm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bold" style:font-family-complex="'Lohit Hindi'" style:font-family-generic-complex="system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4pt" fo:font-weight="normal" style:text-underline-style="none" style:text-underline-color="font-color" style:letter-kerning="true" fo:language="pt" fo:country="BR" style:language-asian="hi" style:country-asian="IN" style:language-complex="none" style:country-complex="none" style:font-name-asian="Mangal" style:font-size-asian="14pt" style:font-size-complex="14pt" style:font-weight-asian="normal" style:font-weight-complex="normal"/>
    </style:style>
    <style:style style:name="T4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ahoma" style:font-size-asian="14pt" style:font-size-complex="14pt" style:font-style-asian="normal" style:font-style-complex="normal"/>
    </style:style>
    <style:style style:name="T5" style:family="text">
      <style:text-properties style:use-window-font-color="true" fo:font-size="14pt" fo:font-weight="normal" style:text-underline-style="none" style:text-underline-color="font-color" fo:font-style="normal" style:letter-kerning="true" fo:language="pt" fo:country="BR" style:language-asian="hi" style:country-asian="IN" style:font-name-asian="Mangal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Liberation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none" fo:country="none" style:language-asian="none" style:country-asian="none" style:language-complex="none" style:country-complex="none" style:font-name-asian="Tahoma" style:font-name-complex="Tahoma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ICHA.B6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FICHA.B2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3" table:condition="of:cell-content-is-in-list(#REF!)" table:allow-empty-cell="false" table:display-list="unsorted" table:base-cell-address="FICHA.B3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4" table:condition="of:cell-content-is-in-list(#REF!)" table:allow-empty-cell="false" table:display-list="unsorted" table:base-cell-address="FICHA.B4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5" table:condition="of:cell-content-is-in-list(#REF!)" table:allow-empty-cell="false" table:display-list="unsorted" table:base-cell-address="FICHA.B5">
          <table:help-message table:display="true">
            <text:p>Selecione, </text:p>
            <text:p>se for o caso</text:p>
          </table:help-message>
          <table:error-message table:message-type="stop" table:display="true"/>
        </table:content-validation>
        <table:content-validation table:name="val6" table:base-cell-address="FICHA.B7">
          <table:help-message table:display="true">
            <text:p>Descrição geral do(s) objetivo(s) do processo</text:p>
          </table:help-message>
          <table:error-message table:message-type="stop" table:display="true"/>
        </table:content-validation>
        <table:content-validation table:name="val7" table:base-cell-address="FICHA.B8">
          <table:help-message table:display="true">
            <text:p>Propósito final da realização do processo</text:p>
          </table:help-message>
          <table:error-message table:message-type="stop" table:display="true"/>
        </table:content-validation>
      </table:content-validations>
      <table:table table:name="FICHA" table:style-name="ta1">
        <table:table-column table:style-name="co1" table:default-cell-style-name="ce7"/>
        <table:table-column table:style-name="co2" table:default-cell-style-name="ce32"/>
        <table:table-column table:style-name="co3" table:default-cell-style-name="ce13"/>
        <table:table-row table:style-name="ro1">
          <table:table-cell table:style-name="ce1" table:content-validation-name="val1" office:value-type="string" calcext:value-type="string" table:number-columns-spanned="3" table:number-rows-spanned="1">
            <text:p>FICHA DO PROCESSO</text:p>
          </table:table-cell>
          <table:covered-table-cell table:number-columns-repeated="2" table:style-name="ce6" table:content-validation-name="val1"/>
        </table:table-row>
        <table:table-row table:style-name="ro2">
          <table:table-cell table:content-validation-name="val1" office:value-type="string" calcext:value-type="string">
            <text:p>MACROPROCESSO</text:p>
          </table:table-cell>
          <table:table-cell table:style-name="ce21" table:content-validation-name="val2" office:value-type="string" calcext:value-type="string" table:number-columns-spanned="2" table:number-rows-spanned="1">
            <text:p>3. GESTÃO INTERNA</text:p>
          </table:table-cell>
          <table:covered-table-cell table:style-name="ce21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1º NÍVEL</text:p>
          </table:table-cell>
          <table:table-cell table:style-name="ce23" table:content-validation-name="val3" office:value-type="string" calcext:value-type="string" table:number-columns-spanned="2" table:number-rows-spanned="1">
            <text:p>3.03 GESTÃO DA INFORMAÇÃO</text:p>
          </table:table-cell>
          <table:covered-table-cell table:style-name="ce23" table:content-validation-name="val1"/>
        </table:table-row>
        <table:table-row table:style-name="ro2">
          <table:table-cell table:content-validation-name="val1" office:value-type="string" calcext:value-type="string">
            <text:p>2º NÍVEL</text:p>
          </table:table-cell>
          <table:table-cell table:style-name="ce21" table:content-validation-name="val4" office:value-type="string" calcext:value-type="string" table:number-columns-spanned="2" table:number-rows-spanned="1">
            <text:p>3.01.03 Gerir infraestrutura de TI</text:p>
          </table:table-cell>
          <table:covered-table-cell table:style-name="ce21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3º NÍVEL</text:p>
          </table:table-cell>
          <table:table-cell table:style-name="ce23" table:content-validation-name="val5" table:number-columns-spanned="2" table:number-rows-spanned="1"/>
          <table:covered-table-cell table:style-name="ce23" table:content-validation-name="val1"/>
        </table:table-row>
        <table:table-row table:style-name="ro2">
          <table:table-cell table:content-validation-name="val1" office:value-type="string" calcext:value-type="string">
            <text:p>NOME DO PROCESSO</text:p>
          </table:table-cell>
          <table:table-cell table:style-name="ce21" table:content-validation-name="val1" office:value-type="string" calcext:value-type="string" table:number-columns-spanned="2" table:number-rows-spanned="1">
            <text:p>Atendimento ao usuário via GLPI</text:p>
          </table:table-cell>
          <table:covered-table-cell table:style-name="ce23" table:content-validation-name="val1"/>
        </table:table-row>
        <table:table-row table:style-name="ro3">
          <table:table-cell table:style-name="ce3" table:content-validation-name="val1" office:value-type="string" calcext:value-type="string">
            <text:p>Identificação do processo</text:p>
          </table:table-cell>
          <table:table-cell table:style-name="ce9" table:content-validation-name="val6" office:value-type="string" calcext:value-type="string" table:number-columns-spanned="2" table:number-rows-spanned="1">
            <text:p>Atendimento ao usuário via GLPI</text:p>
          </table:table-cell>
          <table:covered-table-cell table:style-name="ce6" table:content-validation-name="val1"/>
        </table:table-row>
        <table:table-row table:style-name="ro3">
          <table:table-cell table:content-validation-name="val1" office:value-type="string" calcext:value-type="string">
            <text:p>Finalidade</text:p>
          </table:table-cell>
          <table:table-cell table:content-validation-name="val7" office:value-type="string" calcext:value-type="string" table:number-columns-spanned="2" table:number-rows-spanned="1">
            <text:p>Atender os usuários que utilizam o GLPI</text:p>
          </table:table-cell>
          <table:covered-table-cell table:style-name="ce12" table:content-validation-name="val1"/>
        </table:table-row>
        <table:table-row table:style-name="ro3">
          <table:table-cell table:style-name="ce4" table:content-validation-name="val1" office:value-type="string" calcext:value-type="string">
            <text:p>Equipe do Processo</text:p>
          </table:table-cell>
          <table:table-cell table:content-validation-name="val1" office:value-type="string" calcext:value-type="string" table:number-columns-spanned="2" table:number-rows-spanned="1">
            <text:p>Seção de Tecnologia da Informação</text:p>
          </table:table-cell>
          <table:covered-table-cell table:content-validation-name="val1"/>
        </table:table-row>
        <table:table-row table:style-name="ro3">
          <table:table-cell table:content-validation-name="val1" office:value-type="string" calcext:value-type="string" table:number-columns-spanned="1" table:number-rows-spanned="2">
            <text:p>Limites do Processo</text:p>
          </table:table-cell>
          <table:table-cell table:style-name="ce11" table:content-validation-name="val1" office:value-type="string" calcext:value-type="string">
            <text:p>Início</text:p>
          </table:table-cell>
          <table:table-cell table:style-name="ce32" table:content-validation-name="val1" office:value-type="string" calcext:value-type="string">
            <text:p>Após incidente ou requisição de serviços em TI</text:p>
          </table:table-cell>
        </table:table-row>
        <table:table-row table:style-name="ro3">
          <table:covered-table-cell table:style-name="ce5" table:content-validation-name="val1"/>
          <table:table-cell table:style-name="ce11" table:content-validation-name="val1" office:value-type="string" calcext:value-type="string">
            <text:p>Término</text:p>
          </table:table-cell>
          <table:table-cell table:style-name="ce32" table:content-validation-name="val1" office:value-type="string" calcext:value-type="string">
            <text:p>Após encerramento do chamado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Relação com outros processos</text:p>
          </table:table-cell>
          <table:table-cell table:content-validation-name="val1" table:number-columns-spanned="2" table:number-rows-spanned="1"/>
          <table:covered-table-cell table:content-validation-name="val1"/>
        </table:table-row>
        <table:table-row table:style-name="ro3">
          <table:table-cell table:content-validation-name="val1" office:value-type="string" calcext:value-type="string" table:number-columns-spanned="1" table:number-rows-spanned="2">
            <text:p>Fornecedores</text:p>
          </table:table-cell>
          <table:table-cell table:style-name="ce11" table:content-validation-name="val1" office:value-type="string" calcext:value-type="string">
            <text:p>Internos</text:p>
          </table:table-cell>
          <table:table-cell table:style-name="ce32" table:content-validation-name="val1" office:value-type="string" calcext:value-type="string">
            <text:p>Sec Mnt TI e STI</text:p>
          </table:table-cell>
        </table:table-row>
        <table:table-row table:style-name="ro3">
          <table:covered-table-cell table:style-name="ce5" table:content-validation-name="val1"/>
          <table:table-cell table:style-name="ce11" table:content-validation-name="val1" office:value-type="string" calcext:value-type="string">
            <text:p>Externos</text:p>
          </table:table-cell>
          <table:table-cell table:style-name="ce32" table:content-validation-name="val1"/>
        </table:table-row>
        <table:table-row table:style-name="ro3">
          <table:table-cell table:style-name="ce4" table:content-validation-name="val1" office:value-type="string" calcext:value-type="string">
            <text:p>Produtos</text:p>
          </table:table-cell>
          <table:table-cell table:content-validation-name="val1" office:value-type="string" calcext:value-type="string" table:number-columns-spanned="2" table:number-rows-spanned="1">
            <text:p>Solução de incidentes ou requisições em TI</text:p>
          </table:table-cell>
          <table:covered-table-cell table:content-validation-name="val1"/>
        </table:table-row>
        <table:table-row table:style-name="ro3">
          <table:table-cell table:content-validation-name="val1" office:value-type="string" calcext:value-type="string">
            <text:p>Clientes/Usuários</text:p>
          </table:table-cell>
          <table:table-cell table:content-validation-name="val1" office:value-type="string" calcext:value-type="string" table:number-columns-spanned="2" table:number-rows-spanned="1">
            <text:p>Usuário de TI da OM</text:p>
          </table:table-cell>
          <table:covered-table-cell table:style-name="ce12" table:content-validation-name="val1"/>
        </table:table-row>
        <table:table-row table:style-name="ro5">
          <table:table-cell table:style-name="ce4" table:content-validation-name="val1" office:value-type="string" calcext:value-type="string">
            <text:p>Legislação de Apoio</text:p>
          </table:table-cell>
          <table:table-cell table:content-validation-name="val1" office:value-type="string" calcext:value-type="string" table:number-columns-spanned="2" table:number-rows-spanned="1">
            <text:p>Cartilha Emergencial de Segurança de Tecnologia da Informação e Comunicações e Diretrizes da Implementação do Software Livre no Governo Federal</text:p>
          </table:table-cell>
          <table:covered-table-cell table:content-validation-name="val1"/>
        </table:table-row>
      </table:table>
      <table:table table:name="DESCRIÇÃO DAS AÇOES" table:style-name="ta1">
        <table:table-column table:style-name="co4" table:default-cell-style-name="ce16"/>
        <table:table-column table:style-name="co5" table:default-cell-style-name="ce45"/>
        <table:table-row table:style-name="ro7">
          <table:table-cell table:style-name="ce14" office:value-type="string" calcext:value-type="string" table:number-columns-spanned="2" table:number-rows-spanned="1">
            <text:p>DESCRIÇÃO DAS AÇÕES</text:p>
          </table:table-cell>
          <table:covered-table-cell table:style-name="ce17"/>
        </table:table-row>
        <table:table-row table:style-name="ro7">
          <table:table-cell table:style-name="ce15" office:value-type="string" calcext:value-type="string">
            <text:p>NR</text:p>
          </table:table-cell>
          <table:table-cell table:style-name="ce18" table:content-validation-name="val1" office:value-type="string" calcext:value-type="string">
            <office:annotation office:display="true" draw:style-name="gr1" draw:text-style-name="P2" svg:width="28.99mm" svg:height="17.2mm" svg:x="194.98mm" svg:y="8.19mm" draw:caption-point-x="-6.1mm" draw:caption-point-y="-1.15mm">
              <dc:date>2016-04-14T00:00:00</dc:date>
              <text:p text:style-name="P1"><text:span text:style-name="T1">Descreva de maneira objetiva</text:span></text:p>
            </office:annotation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uário abre chamado no GLP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Técnico atente chamado</text:span>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Técnico responsável pelo chamado consulta banco de conhecimento para resolução do problema, se necessário</text:span>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5">Técnico salva o procedimento no banco de conhecimento do GLPI para consulta posterior, se necessário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6">Técnico soluciona o chamado. Feedback ao usuário</text:span></text:p>
          </table:table-cell>
        </table:table-row>
      </table:table>
      <table:table table:name="PLANO DE AÇÂO" table:style-name="ta1">
        <table:table-column table:style-name="co6" table:default-cell-style-name="ce44"/>
        <table:table-column table:style-name="co7" table:default-cell-style-name="ce47"/>
        <table:table-column table:style-name="co8" table:default-cell-style-name="ce53"/>
        <table:table-column table:style-name="co9" table:default-cell-style-name="ce53"/>
        <table:table-column table:style-name="co2" table:default-cell-style-name="ce53"/>
        <table:table-column table:style-name="co10" table:default-cell-style-name="ce53"/>
        <table:table-column table:style-name="co11" table:default-cell-style-name="ce53"/>
        <table:table-column table:style-name="co2" table:default-cell-style-name="ce53"/>
        <table:table-row table:style-name="ro7">
          <table:table-cell table:style-name="ce22" office:value-type="string" calcext:value-type="string" table:number-columns-spanned="8" table:number-rows-spanned="1">
            <text:p>PLANO DE AÇÃO</text:p>
          </table:table-cell>
          <table:covered-table-cell table:style-name="ce24"/>
          <table:covered-table-cell table:style-name="ce26"/>
          <table:covered-table-cell table:number-columns-repeated="4" table:style-name="ce28"/>
          <table:covered-table-cell table:style-name="ce30"/>
        </table:table-row>
        <table:table-row table:style-name="ro9">
          <table:table-cell table:style-name="ce43" office:value-type="string" calcext:value-type="string">
            <text:p>NR</text:p>
          </table:table-cell>
          <table:table-cell table:style-name="ce43" table:content-validation-name="val1" office:value-type="string" calcext:value-type="string">
            <office:annotation draw:style-name="gr2" draw:text-style-name="P4" svg:width="47.99mm" svg:height="6.56mm" svg:x="72.31mm" svg:y="4.23mm" draw:caption-point-x="-23.75mm" draw:caption-point-y="2.81mm">
              <dc:date>2015-10-16T00:00:00</dc:date>
              <text:p text:style-name="P3"><text:span text:style-name="T2">O que será feito?</text:span></text:p>
            </office:annotation>
            <text:p>O que?</text:p>
          </table:table-cell>
          <table:table-cell table:style-name="ce27" office:value-type="string" calcext:value-type="string">
            <office:annotation draw:style-name="gr2" draw:text-style-name="P4" svg:width="48.69mm" svg:height="7.63mm" svg:x="97.32mm" svg:y="4.23mm" draw:caption-point-x="-18.81mm" draw:caption-point-y="2.81mm">
              <dc:date>2015-10-16T00:00:00</dc:date>
              <text:p text:style-name="P3"><text:span text:style-name="T2">Executor da ação</text:span></text:p>
            </office:annotation>
            <text:p>Quem?</text:p>
          </table:table-cell>
          <table:table-cell table:style-name="ce27" office:value-type="string" calcext:value-type="string">
            <office:annotation draw:style-name="gr2" draw:text-style-name="P4" svg:width="44.48mm" svg:height="11.6mm" svg:x="128.59mm" svg:y="4.23mm" draw:caption-point-x="-13.87mm" draw:caption-point-y="2.81mm">
              <dc:date>2015-10-16T00:00:00</dc:date>
              <text:p text:style-name="P3"><text:span text:style-name="T2">Qual o propósito da ação?</text:span></text:p>
            </office:annotation>
            <text:p>Por quê?</text:p>
          </table:table-cell>
          <table:table-cell table:style-name="ce27" office:value-type="string" calcext:value-type="string">
            <office:annotation draw:style-name="gr2" draw:text-style-name="P4" svg:width="44.13mm" svg:height="20.01mm" svg:x="146.58mm" svg:y="4.23mm" draw:caption-point-x="-9.28mm" draw:caption-point-y="2.81mm">
              <dc:date>2015-10-16T00:00:00</dc:date>
              <text:p text:style-name="P3"><text:span text:style-name="T2">Local da ação</text:span></text:p>
            </office:annotation>
            <text:p>Onde?</text:p>
          </table:table-cell>
          <table:table-cell table:style-name="ce27" office:value-type="string" calcext:value-type="string">
            <office:annotation draw:style-name="gr2" draw:text-style-name="P4" svg:width="44.6mm" svg:height="15.01mm" svg:x="150.68mm" svg:y="18.13mm" draw:caption-point-x="27.46mm" draw:caption-point-y="-11.09mm">
              <dc:date>2015-10-16T00:00:00</dc:date>
              <text:p text:style-name="P3"><text:span text:style-name="T2">Data, período ou periodicidade (mensal, anual, etc.)</text:span></text:p>
            </office:annotation>
            <text:p>Quando?</text:p>
          </table:table-cell>
          <table:table-cell table:style-name="ce27" office:value-type="string" calcext:value-type="string">
            <office:annotation draw:style-name="gr2" draw:text-style-name="P4" svg:width="44.48mm" svg:height="14.47mm" svg:x="202.41mm" svg:y="19.47mm" draw:caption-point-x="29.93mm" draw:caption-point-y="-12.43mm">
              <dc:date>2015-10-16T00:00:00</dc:date>
              <text:p text:style-name="P3"><text:span text:style-name="T2">Sistema usado, modelo de documento, etc.</text:span></text:p>
            </office:annotation>
            <text:p>Como?</text:p>
          </table:table-cell>
          <table:table-cell table:style-name="ce31" office:value-type="string" calcext:value-type="string">
            <office:annotation draw:style-name="gr2" draw:text-style-name="P4" svg:width="44.47mm" svg:height="11.35mm" svg:x="226.1mm" svg:y="4.23mm" draw:caption-point-x="28.82mm" draw:caption-point-y="2.81mm">
              <dc:date>2015-10-16T00:00:00</dc:date>
              <text:p text:style-name="P3"><text:span text:style-name="T2">Custo da ação</text:span></text:p>
            </office:annotation>
            <text:p>Quanto?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Usuário abre chamado no GLPI</text:p>
          </table:table-cell>
          <table:table-cell office:value-type="string" calcext:value-type="string">
            <text:p>técnico nível 1, 2 ou 3</text:p>
          </table:table-cell>
          <table:table-cell office:value-type="string" calcext:value-type="string">
            <text:p>Para resolução de requisição ao incidente em TI</text:p>
          </table:table-cell>
          <table:table-cell office:value-type="string" calcext:value-type="string">
            <text:p>Onde houver chamado aberto</text:p>
          </table:table-cell>
          <table:table-cell office:value-type="string" calcext:value-type="string">
            <text:p>Quando usuário necessitar de solução para incidente ou requisição em TI</text:p>
          </table:table-cell>
          <table:table-cell office:value-type="string" calcext:value-type="string">
            <text:p>Acessando o endereço do GLPI</text:p>
          </table:table-cell>
          <table:table-cell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Técnico atente chamado</text:p>
          </table:table-cell>
          <table:table-cell office:value-type="string" calcext:value-type="string">
            <text:p>técnico nível 1, 2 ou 3</text:p>
          </table:table-cell>
          <table:table-cell office:value-type="string" calcext:value-type="string">
            <text:p>Para atender requisição ou incidente em TI</text:p>
          </table:table-cell>
          <table:table-cell office:value-type="string" calcext:value-type="string">
            <text:p>Onde houver chamado aberto</text:p>
          </table:table-cell>
          <table:table-cell office:value-type="string" calcext:value-type="string">
            <text:p>Quando usuário abre chamado para solução de incidente ou requisição</text:p>
          </table:table-cell>
          <table:table-cell office:value-type="string" calcext:value-type="string">
            <text:p>Técnico seleciona a opção “associar a mim mesmo” na tela na aba “chamado”</text:p>
          </table:table-cell>
          <table:table-cell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<text:span text:style-name="T4">Técnico que atendeu o chamado consulta banco de conhecimento para resolução do problema, se necessário</text:span></text:p>
          </table:table-cell>
          <table:table-cell office:value-type="string" calcext:value-type="string">
            <text:p>técnico nível 1, 2 ou 3</text:p>
          </table:table-cell>
          <table:table-cell office:value-type="string" calcext:value-type="string">
            <text:p>Para solucionar problemas cuja resolução necessite de instrução específica</text:p>
          </table:table-cell>
          <table:table-cell office:value-type="string" calcext:value-type="string">
            <text:p>Onde houver chamado aberto</text:p>
          </table:table-cell>
          <table:table-cell office:value-type="string" calcext:value-type="string">
            <text:p>Após técnico identificar o nível do chamado</text:p>
          </table:table-cell>
          <table:table-cell office:value-type="string" calcext:value-type="string">
            <text:p>Consultando os chamados encerrados que possuem a mesma categoria de problema</text:p>
          </table:table-cell>
          <table:table-cell/>
        </table:table-row>
        <table:table-row table:style-name="ro12">
          <table:table-cell office:value-type="float" office:value="4" calcext:value-type="float">
            <text:p>4</text:p>
          </table:table-cell>
          <table:table-cell office:value-type="string" calcext:value-type="string">
            <text:p>Técnico salva o procedimento no banco de conhecimento do GLPI para consulta posterior, se necessário</text:p>
          </table:table-cell>
          <table:table-cell office:value-type="string" calcext:value-type="string">
            <text:p>técnico nível 1, 2 ou 3</text:p>
          </table:table-cell>
          <table:table-cell office:value-type="string" calcext:value-type="string">
            <text:p>Para consulta posterior de problemas similires, para que a requisição ou incidente seja solucionado o mais rápido possível</text:p>
          </table:table-cell>
          <table:table-cell office:value-type="string" calcext:value-type="string">
            <text:p>Onde houver chamado aberto</text:p>
          </table:table-cell>
          <table:table-cell office:value-type="string" calcext:value-type="string">
            <text:p>Antes de solucionar o chamado</text:p>
          </table:table-cell>
          <table:table-cell office:value-type="string" calcext:value-type="string">
            <text:p>Técnico seleciona a opção “associar a mim mesmo” na aba “chamado” do GLPI</text:p>
          </table:table-cell>
          <table:table-cell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Técnico soluciona o chamado. Feedback ao usuário</text:p>
          </table:table-cell>
          <table:table-cell office:value-type="string" calcext:value-type="string">
            <text:p>técnico nível 1, 2 ou 3</text:p>
          </table:table-cell>
          <table:table-cell office:value-type="string" calcext:value-type="string">
            <text:p>Para que o usuário tome conhecimento da solução da requisição ou incidente</text:p>
          </table:table-cell>
          <table:table-cell office:value-type="string" calcext:value-type="string">
            <text:p>Onde houver chamado aberto</text:p>
          </table:table-cell>
          <table:table-cell office:value-type="string" calcext:value-type="string">
            <text:p>Após solução do incidente ou requsição</text:p>
          </table:table-cell>
          <table:table-cell office:value-type="string" calcext:value-type="string">
            <text:p>Através do comando tar zxvf arquivo.tar.g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,</number:text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5"/>
    </number:number-style>
    <number:date-style style:name="N138">
      <number:month number:textual="true"/>
      <number:text>/</number:text>
      <number:year number:style="long"/>
    </number:date-style>
    <number:number-style style:name="N140P0" style:volatile="true">
      <number:text>Sim</number:text>
    </number:number-style>
    <number:number-style style:name="N140P1" style:volatile="true">
      <number:text>Sim</number:text>
    </number:number-style>
    <number:number-style style:name="N140">
      <number:text>Nã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iro</number:text>
    </number:number-style>
    <number:number-style style:name="N142P1" style:volatile="true">
      <number:text>Verdadei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tivado</number:text>
    </number:number-style>
    <number:number-style style:name="N144P1" style:volatile="true">
      <number:text>Ativado</number:text>
    </number:number-style>
    <number:number-style style:name="N144">
      <number:text>Desa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5:21:52.2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36:20.302000000</meta:creation-date>
    <dc:date>2020-02-17T15:27:16.300000000</dc:date>
    <meta:editing-duration>PT3H2M26S</meta:editing-duration>
    <meta:editing-cycles>41</meta:editing-cycles>
    <meta:generator>LibreOffice/6.2.8.2$Windows_X86_64 LibreOffice_project/f82ddfca21ebc1e222a662a32b25c0c9d20169ee</meta:generator>
    <meta:document-statistic meta:table-count="3" meta:cell-count="89" meta:object-count="0"/>
  </office:meta>
</office:document-meta>
</file>